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R 3A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c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/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d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e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/>
        </table:table-row>
        <table:table-row table:style-name="ro1">
          <table:table-cell table:formula="of:=COUNTA([.A1:.A100])" office:value-type="float" office:value="99">
            <text:p>99</text:p>
          </table:table-cell>
          <table:table-cell table:formula="of:=COUNTA([.B1:.B100])" office:value-type="float" office:value="9">
            <text:p>9</text:p>
          </table:table-cell>
        </table:table-row>
      </table:table>
      <table:table table:name="VR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2O Verbal Reasining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Attempted 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]=[.A2];1;0)" office:value-type="float" office:value="1">
            <text:p>1</text:p>
          </table:table-cell>
          <table:table-cell table:formula="of:=SUM([.C2:.C65])" office:value-type="float" office:value="49">
            <text:p>49</text:p>
          </table:table-cell>
          <table:table-cell table:formula="of:=COUNTA([.A2:.A65])" office:value-type="float" office:value="61">
            <text:p>61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]=[.A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table:formula="of:=IF([.B4]=[.A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]=[.A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6]=[.A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7]=[.A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8]=[.A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9]=[.A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0]=[.A1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1]=[.A1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3]=[.A1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4]=[.A1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5]=[.A1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6]=[.A1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7]=[.A1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8]=[.A1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9]=[.A1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1]=[.A2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2]=[.A2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3]=[.A2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5]=[.A2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6]=[.A2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7]=[.A2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8]=[.A2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29]=[.A2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30]=[.A3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1]=[.A3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2]=[.A3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3]=[.A3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4]=[.A3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35]=[.A3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6]=[.A36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37]=[.A3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38]=[.A38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a</text:p>
          </table:table-cell>
          <table:table-cell table:formula="of:=IF([.B39]=[.A39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0]=[.A40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1]=[.A4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42]=[.A4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a</text:p>
          </table:table-cell>
          <table:table-cell table:formula="of:=IF([.B43]=[.A4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c</text:p>
          </table:table-cell>
          <table:table-cell table:formula="of:=IF([.B45]=[.A45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6]=[.A46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b</text:p>
          </table:table-cell>
          <table:table-cell table:formula="of:=IF([.B47]=[.A47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48]=[.A4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49]=[.A4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0]=[.A5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1]=[.A51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3]=[.A53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4]=[.A54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5]=[.A55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57]=[.A57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58]=[.A58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59]=[.A59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0]=[.A60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d</text:p>
          </table:table-cell>
          <table:table-cell office:value-type="string">
            <text:p>b</text:p>
          </table:table-cell>
          <table:table-cell table:formula="of:=IF([.B61]=[.A61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2]=[.A62];1;0)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IF([.B63]=[.A63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</text:p>
          </table:table-cell>
          <table:table-cell office:value-type="string">
            <text:p>d</text:p>
          </table:table-cell>
          <table:table-cell table:formula="of:=IF([.B64]=[.A64];1;0)"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65]=[.A65];1;0)" office:value-type="float" office:value="1">
            <text:p>1</text:p>
          </table:table-cell>
          <table:table-cell table:number-columns-repeated="2"/>
        </table:table-row>
      </table:table>
      <table:table table:name="10C Verbal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ttempted</text:p>
          </table:table-cell>
          <table:table-cell/>
          <table:table-cell office:value-type="string">
            <text:p>Score</text:p>
          </table:table-cell>
          <table:table-cell office:value-type="string">
            <text:p>total</text:p>
          </table:table-cell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]=[.A2];1;0)" office:value-type="float" office:value="1">
            <text:p>1</text:p>
          </table:table-cell>
          <table:table-cell table:formula="of:=SUM([.C2:.C26])" office:value-type="float" office:value="25">
            <text:p>25</text:p>
          </table:table-cell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3]=[.A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4]=[.A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5]=[.A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6]=[.A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7]=[.A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8]=[.A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9]=[.A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0]=[.A1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11]=[.A1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2]=[.A1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3]=[.A1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14]=[.A1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5]=[.A1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16]=[.A16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17]=[.A17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8]=[.A18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c</text:p>
          </table:table-cell>
          <table:table-cell table:formula="of:=IF([.B19]=[.A19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0]=[.A20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1]=[.A21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2]=[.A22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e</text:p>
          </table:table-cell>
          <table:table-cell table:formula="of:=IF([.B23]=[.A23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d</text:p>
          </table:table-cell>
          <table:table-cell table:formula="of:=IF([.B24]=[.A24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b</text:p>
          </table:table-cell>
          <table:table-cell table:formula="of:=IF([.B25]=[.A25];1;0)" office:value-type="float" office:value="1">
            <text:p>1</text:p>
          </table:table-cell>
          <table:table-cell/>
        </table:table-row>
        <table:table-row table:style-name="ro1">
          <table:table-cell table:number-columns-repeated="2" office:value-type="string">
            <text:p>a</text:p>
          </table:table-cell>
          <table:table-cell table:formula="of:=IF([.B26]=[.A26];1;0)" office:value-type="float" office:value="1">
            <text:p>1</text:p>
          </table:table-cell>
          <table:table-cell/>
        </table:table-row>
      </table:table>
      <table:table table:name="12A Verbal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d</text:p>
          </table:table-cell>
          <table:table-cell table:number-columns-repeated="7"/>
          <table:table-cell table:formula="of:=64*20/35" office:value-type="float" office:value="36.5714285714286">
            <text:p>36.5714285714</text:p>
          </table:table-cell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a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e</text:p>
          </table:table-cell>
          <table:table-cell table:number-columns-repeated="8"/>
        </table:table-row>
        <table:table-row table:style-name="ro1">
          <table:table-cell office:value-type="string">
            <text:p>c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 table:number-columns-repeated="8"/>
        </table:table-row>
        <table:table-row table:style-name="ro1">
          <table:table-cell office:value-type="string">
            <text:p>b</text:p>
          </table:table-cell>
          <table:table-cell table:number-columns-repeated="8"/>
        </table:table-row>
      </table:table>
      <table:database-ranges>
        <table:database-range table:name="__Anonymous_Sheet_DB__1" table:target-range-address="'2O Verbal Reasining'.A1:'2O Verbal Reasining'.C65" table:display-filter-buttons="true"/>
        <table:database-range table:name="__Anonymous_Sheet_DB__2" table:target-range-address="'10C Verbal'.A1:'10C Verbal'.D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7">07/04/2020</text:date>, <text:time>17:55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kshat Zala</meta:initial-creator>
    <meta:creation-date>2020-04-03T15:06:52</meta:creation-date>
    <meta:generator>OpenOffice/4.1.6$Unix OpenOffice.org_project/416m1$Build-9790</meta:generator>
    <dc:date>2020-04-07T17:55:30</dc:date>
    <dc:creator>Akshat Zala</dc:creator>
    <meta:editing-duration>PT7H47M16S</meta:editing-duration>
    <meta:editing-cycles>117</meta:editing-cycles>
    <meta:document-statistic meta:table-count="5" meta:cell-count="448" meta:object-count="0"/>
  </office:meta>
</office:document-meta>
</file>